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4e1" officeooo:paragraph-rsid="0014c4e1"/>
    </style:style>
    <style:style style:name="P2" style:family="paragraph" style:parent-style-name="Standard">
      <style:paragraph-properties fo:line-height="150%"/>
      <style:text-properties officeooo:rsid="001627f8" officeooo:paragraph-rsid="0014c4e1"/>
    </style:style>
    <style:style style:name="P3" style:family="paragraph" style:parent-style-name="Standard">
      <style:paragraph-properties fo:line-height="150%"/>
      <style:text-properties fo:language="ca" fo:country="ES" officeooo:rsid="001627f8" officeooo:paragraph-rsid="0014c4e1"/>
    </style:style>
    <style:style style:name="P4" style:family="paragraph" style:parent-style-name="Title">
      <style:text-properties officeooo:rsid="00168461" officeooo:paragraph-rsid="00168461"/>
    </style:style>
    <style:style style:name="P5" style:family="paragraph" style:parent-style-name="Standard">
      <style:paragraph-properties fo:text-align="justify" style:justify-single-word="false"/>
      <style:text-properties officeooo:rsid="0014c4e1" officeooo:paragraph-rsid="0016d047"/>
    </style:style>
    <style:style style:name="P6" style:family="paragraph" style:parent-style-name="Heading_20_3">
      <style:text-properties officeooo:paragraph-rsid="001627f8"/>
    </style:style>
    <style:style style:name="P7" style:family="paragraph">
      <style:paragraph-properties fo:text-align="center"/>
    </style:style>
    <style:style style:name="T1" style:family="text">
      <style:text-properties officeooo:rsid="0016d04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partament de recursos humans.</text:p>
      <text:p text:style-name="P1"/>
      <text:p text:style-name="P5">Fixat en el següent diagrama E/R i confecciona les consultes que et demanem a continuació:</text:p>
      <text:p text:style-name="P5"><text:span text:style-name="T1">Implementa una pàgina web en php amb tants botons com consultes diferents trobaràs en la present pràctica. Les consultes amb paràmetres s'hauran d'implementar fent ús del prepare i demanant a l'usuari que entri les dades corresponents.</text:span></text:p>
      <text:p text:style-name="P1"/>
      <text:p text:style-name="P1"/>
      <text:p text:style-name="P1"><draw:custom-shape text:anchor-type="paragraph" draw:z-index="0" draw:style-name="gr1" draw:text-style-name="P7" svg:width="3.44cm" svg:height="2.117cm" svg:x="7.431cm" svg:y="0.478cm"><text:p text:style-name="P7">PERTANYE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1" draw:style-name="gr1" draw:text-style-name="P7" svg:width="4.379cm" svg:height="1.541cm" svg:x="0.31cm" svg:y="0.259cm"><text:p text:style-name="P7">EMPLEATS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7" svg:width="4.523cm" svg:height="1.684cm" svg:x="13.275cm" svg:y="0.044cm"><text:p text:style-name="P7">DEPARTAMENT</text:p><draw:enhanced-geometry svg:viewBox="0 0 21600 21600" draw:type="rectangle" draw:enhanced-path="M 0 0 L 21600 0 21600 21600 0 21600 0 0 Z N"/></draw:custom-shape><draw:frame text:anchor-type="paragraph" draw:z-index="15" draw:style-name="gr3" svg:width="1.011cm" svg:height="0.507cm" svg:x="5.025cm" svg:y="0.259cm"><draw:text-box><text:p>1,1</text:p></draw:text-box></draw:frame><draw:frame text:anchor-type="paragraph" draw:z-index="16" draw:style-name="gr4" svg:width="1.154cm" svg:height="0.625cm" svg:x="11.663cm" svg:y="0.093cm"><draw:text-box><text:p>1,n</text:p></draw:text-box></draw:frame></text:p>
      <text:p text:style-name="P1"><draw:line text:anchor-type="paragraph" draw:z-index="8" draw:style-name="gr2" draw:text-style-name="P7" svg:x1="4.689cm" svg:y1="0.446cm" svg:x2="7.432cm" svg:y2="0.518cm"><text:p/></draw:line><draw:line text:anchor-type="paragraph" draw:z-index="9" draw:style-name="gr2" draw:text-style-name="P7" svg:x1="10.871cm" svg:y1="0.518cm" svg:x2="13.275cm" svg:y2="0.446cm"><text:p/></draw:line></text:p>
      <text:p text:style-name="P1"/>
      <text:p text:style-name="P1"><draw:line text:anchor-type="paragraph" draw:z-index="11" draw:style-name="gr2" draw:text-style-name="P7" svg:x1="1.925cm" svg:y1="0.381cm" svg:x2="2.213cm" svg:y2="1.512cm"><text:p/></draw:line><draw:line text:anchor-type="paragraph" draw:z-index="18" draw:style-name="gr2" draw:text-style-name="P7" svg:x1="3.196cm" svg:y1="0.381cm" svg:x2="3.775cm" svg:y2="1.744cm"><text:p/></draw:line><draw:line text:anchor-type="paragraph" draw:z-index="20" draw:style-name="gr2" draw:text-style-name="P7" svg:x1="4.157cm" svg:y1="0.381cm" svg:x2="6.323cm" svg:y2="1.746cm"><text:p/></draw:line><draw:line text:anchor-type="paragraph" draw:z-index="12" draw:style-name="gr2" draw:text-style-name="P7" svg:x1="13.662cm" svg:y1="0.267cm" svg:x2="12.554cm" svg:y2="1.16cm"><text:p/></draw:line><draw:line text:anchor-type="paragraph" draw:z-index="13" draw:style-name="gr2" draw:text-style-name="P7" svg:x1="14.863cm" svg:y1="0.267cm" svg:x2="14.888cm" svg:y2="1.182cm"><text:p/></draw:line><draw:line text:anchor-type="paragraph" draw:z-index="14" draw:style-name="gr2" draw:text-style-name="P7" svg:x1="16.907cm" svg:y1="0.267cm" svg:x2="17.269cm" svg:y2="1.135cm"><text:p/></draw:line><draw:line text:anchor-type="paragraph" draw:z-index="10" draw:style-name="gr2" draw:text-style-name="P7" svg:x1="0.862cm" svg:y1="0.339cm" svg:x2="0.31cm" svg:y2="1.374cm"><text:p/></draw:line></text:p>
      <text:p text:style-name="P1"/>
      <text:p text:style-name="P1"><draw:custom-shape text:anchor-type="paragraph" draw:z-index="3" draw:style-name="gr1" svg:width="2.047cm" svg:height="1.324cm" svg:x="-0.82cm" svg:y="0.4cm"><text:p>dn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svg:width="2.047cm" svg:height="1.324cm" svg:x="11.495cm" svg:y="0.185cm"><text:p>cod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svg:width="2.047cm" svg:height="1.324cm" svg:x="13.949cm" svg:y="0.208cm"><text:p>no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1" svg:width="2.047cm" svg:height="1.324cm" svg:x="16.401cm" svg:y="0.161cm"><text:p>pressupo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" draw:style-name="gr1" svg:width="1.996cm" svg:height="1.251cm" svg:x="1.323cm" svg:y="0.051cm"><text:p>no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svg:width="1.996cm" svg:height="1.251cm" svg:x="3.487cm" svg:y="0.067cm"><text:p>cognom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1" svg:width="2.5cm" svg:height="1.251cm" svg:x="5.771cm" svg:y="0.123cm"><text:p>departame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3"><text:bookmark text:name="result_box"/>1. Obtenir els cognoms dels empleats<text:line-break/><text:line-break/>2. Obtenir els cognoms dels empleats sense repeticions<text:line-break/><text:line-break/>3. Obtenir totes les dades dels empleats que es diuen 'López'<text:line-break/><text:line-break/>4. Obtenir totes les dades dels empleats que es diuen López 'i els que es diuen' Pérez '<text:line-break/><text:line-break/>5. Obtenir totes les dades dels empleats que treballen per al departament 14<text:line-break/><text:line-break/>6. Obtenir totes les dades dels empleats que treballen per al departament 37 i per al departament 77<text:line-break/><text:line-break/>7. Obtenir totes les dades dels empleats el cognom comenci per 'P'<text:line-break/><text:line-break/>8. Obtenir el pressupost total de tots els departaments<text:line-break/><text:line-break/>9. Obtenir el nombre d'empleats en cada departament<text:line-break/><text:soft-page-break/><text:line-break/>10. Obtenir un llistat complet d'empleats, incloent per cada empleat les dades de l'empleat i del seu departament<text:line-break/><text:line-break/>11. Obtenir un llistat complet d'empleats, incloent el nom i cognoms de l'empleat al costat del nom i pressupost del seu departament.<text:line-break/><text:line-break/>12. Obtenir els noms i cognoms dels empleats que treballen en departaments el pressupost sigui més gran de 60.000 €<text:line-break/><text:line-break/>13. Obtenir les dades dels departaments el pressupost és superior al pressupost mitjà de tots els departaments<text:line-break/><text:line-break/>14. Obtenir els noms (únicament els noms) dels departaments que tenen més de dos empleats<text:line-break/><text:line-break/>15. Afegir un nou departament: 'Qualitat', amb pressupost de 40.000 € i codi 11. Afegir un empleat vinculat al departament recentment creat: Esther Vázquez, DNI: 89.267.109<text:line-break/><text:line-break/>16. Aplicar una retallada pressupostària del 10% a tots els departaments<text:line-break/><text:line-break/>17. Reassignar als empleats del departament de recerca (codi 77) al departament d'informàtica (codi 14)<text:line-break/><text:line-break/>18. Acomiadar a tots els empleats que treballen per al departament d'informàtica (codi 14)<text:line-break/><text:line-break/>19. Acomiadar a tots els empleats que treballin per departaments el pressupost sigui superior als 60.000 €<text:line-break/><text:line-break/>20. Acomiadar a tots els empleats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officeooo:paragraph-rsid="001627f8"/>
    </style:style>
    <style:style style:name="MT1" style:family="text">
      <style:text-properties officeooo:rsid="0016d0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Tasca 00<text:span text:style-name="MT1">3</text:span> <text:span text:style-name="MT1">Consultes SQL des de PHP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8:19:02.463449318</meta:creation-date>
    <dc:date>2015-01-22T18:09:05.785735581</dc:date>
    <meta:editing-duration>PT7M4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5" meta:word-count="346" meta:character-count="2152" meta:non-whitespace-character-count="1792"/>
  </office:meta>
</office:document-meta>
</file>